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fc2ae" officeooo:paragraph-rsid="000fc2ae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fc2ae" officeooo:paragraph-rsid="000fc2ae" style:font-size-asian="20pt" style:font-weight-asian="bold" style:font-size-complex="20pt" style:font-weight-complex="bold"/>
    </style:style>
    <style:style style:name="P3" style:family="paragraph" style:parent-style-name="Standard">
      <style:paragraph-properties fo:line-height="150%"/>
      <style:text-properties fo:font-size="12pt" officeooo:rsid="000fc2ae" officeooo:paragraph-rsid="000fc2ae" style:font-size-asian="10.5pt" style:font-size-complex="12pt"/>
    </style:style>
    <style:style style:name="P4" style:family="paragraph" style:parent-style-name="Standard" style:list-style-name="L1">
      <style:paragraph-properties fo:line-height="150%"/>
      <style:text-properties fo:font-size="12pt" officeooo:rsid="000fc2ae" officeooo:paragraph-rsid="000fc2ae" style:font-size-asian="10.5pt" style:font-size-complex="12pt"/>
    </style:style>
    <style:style style:name="P5" style:family="paragraph" style:parent-style-name="Standard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6" style:family="paragraph" style:parent-style-name="Standard" style:list-style-name="L2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7" style:family="paragraph" style:parent-style-name="Standard" style:list-style-name="L3">
      <style:paragraph-properties fo:line-height="150%"/>
      <style:text-properties fo:font-size="12pt" officeooo:rsid="001147b0" officeooo:paragraph-rsid="001147b0" style:font-size-asian="10.5pt" style:font-size-complex="12pt"/>
    </style:style>
    <style:style style:name="P8" style:family="paragraph" style:parent-style-name="Standard" style:list-style-name="L3">
      <style:paragraph-properties fo:line-height="150%"/>
      <style:text-properties fo:font-size="12pt" officeooo:rsid="001147b0" officeooo:paragraph-rsid="0012ddc8" style:font-size-asian="10.5pt" style:font-size-complex="12pt"/>
    </style:style>
    <style:style style:name="P9" style:family="paragraph" style:parent-style-name="Standard">
      <style:paragraph-properties fo:line-height="150%"/>
      <style:text-properties fo:font-size="12pt" officeooo:rsid="0012ddc8" officeooo:paragraph-rsid="0012ddc8" style:font-size-asian="10.5pt" style:font-size-complex="12pt"/>
    </style:style>
    <style:style style:name="P10" style:family="paragraph" style:parent-style-name="Standard">
      <style:paragraph-properties fo:line-height="150%"/>
      <style:text-properties fo:font-size="12pt" style:text-underline-style="solid" style:text-underline-width="auto" style:text-underline-color="font-color" fo:font-weight="bold" officeooo:rsid="000fc2ae" officeooo:paragraph-rsid="000fc2ae" style:font-size-asian="10.5pt" style:font-weight-asian="bold" style:font-size-complex="12pt" style:font-weight-complex="bold"/>
    </style:style>
    <style:style style:name="T1" style:family="text">
      <style:text-properties officeooo:rsid="000fc2ae"/>
    </style:style>
    <style:style style:name="T2" style:family="text">
      <style:text-properties officeooo:rsid="0012ddc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O DE EXPLICACIONES</text:p>
      <text:p text:style-name="P3"/>
      <text:p text:style-name="P10">CLAVES FORÁNEAS</text:p>
      <text:p text:style-name="P3">La tabla armas tiene una clave foránea llamada id_guerrero procedente de la tabla guerreros. </text:p>
      <text:list xml:id="list1700044066" text:style-name="L1">
        <text:list-item>
          <text:p text:style-name="P4">ON UPDATE → Cascade, ya que hay que actualizar cada cambio que se haga.</text:p>
        </text:list-item>
        <text:list-item>
          <text:p text:style-name="P4">ON DELETE → Set null, ya que si un guerrero fallece esa arma puede ser usada por otro. </text:p>
        </text:list-item>
      </text:list>
      <text:p text:style-name="P3"/>
      <text:p text:style-name="P5">Las tablas caballería e infantería tienen una clave foránea llamada codigo_org_militar procedente de la tabla org_militar.</text:p>
      <text:list xml:id="list1371292259" text:style-name="L2">
        <text:list-item>
          <text:p text:style-name="P6">ON UPDATE → <text:span text:style-name="T1">Cascade, ya que hay que actualizar cada cambio que se haga.</text:span></text:p>
        </text:list-item>
        <text:list-item>
          <text:p text:style-name="P6">ON DELETE → Cascade, al ser herencia, si eliminamos una organización militar también tiene que eliminarse su subtipo.</text:p>
        </text:list-item>
      </text:list>
      <text:p text:style-name="P5"/>
      <text:p text:style-name="P5">La tabla dioses_guerreros tiene dos claves foráneas (nombre_dioses y id_guerrero). Al ser una entidad procedente de una relación M:N, ambas claves foráneas toman los mismos valores.</text:p>
      <text:list xml:id="list3394589577" text:style-name="L3">
        <text:list-item>
          <text:p text:style-name="P7">ON UPDATE → <text:span text:style-name="T1">Cascade, ya que hay que actualizar cada cambio que se haga.</text:span></text:p>
        </text:list-item>
        <text:list-item>
          <text:p text:style-name="P7">ON DELETE → No Action, no puedes borrar un dios si un guerrero lo adora.</text:p>
        </text:list-item>
      </text:list>
      <text:p text:style-name="P5"/>
      <text:p text:style-name="P5">La tabla org_militar tiene un clave foránea procedente de lider.</text:p>
      <text:list xml:id="list120034874841403" text:continue-numbering="true" text:style-name="L3">
        <text:list-item>
          <text:p text:style-name="P7">ON UPDATE → <text:span text:style-name="T1">Cascade, ya que hay que actualizar cada cambio que se haga.</text:span></text:p>
        </text:list-item>
        <text:list-item>
          <text:p text:style-name="P7">ON DELETE → Set Null, ya puede darse el caso de que el líder fallezca y otro tenga que ser elegido para dirigir.</text:p>
        </text:list-item>
      </text:list>
      <text:p text:style-name="P5"/>
      <text:p text:style-name="P9">La tabla guerreros tiene dos claves foráneas (nombre_asentamiento y cog_org_militar). Ambos tienen los mismos valores.</text:p>
      <text:list xml:id="list120033798881663" text:continue-numbering="true" text:style-name="L3">
        <text:list-item>
          <text:p text:style-name="P8">ON UPDATE → <text:span text:style-name="T1">Cascade, ya que hay que actualizar cada cambio que se haga.</text:span></text:p>
        </text:list-item>
        <text:list-item>
          <text:p text:style-name="P8">ON DELETE → No Action, <text:span text:style-name="T2">no pueden eliminarse una organización militar si hay guerreros asociados, igual pasa con los asentamientos. </text:span>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04T11:37:18.055000000</meta:creation-date>
    <dc:date>2021-05-04T12:00:33.511000000</dc:date>
    <meta:editing-duration>PT2M35S</meta:editing-duration>
    <meta:editing-cycles>1</meta:editing-cycles>
    <meta:document-statistic meta:table-count="0" meta:image-count="0" meta:object-count="0" meta:page-count="1" meta:paragraph-count="17" meta:word-count="260" meta:character-count="1503" meta:non-whitespace-character-count="1267"/>
    <meta:generator>LibreOffice/7.1.2.2$Windows_X86_64 LibreOffice_project/8a45595d069ef5570103caea1b71cc9d82b2aae4</meta:generator>
  </office:meta>
</office:document-meta>
</file>